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-color="#dee6ef" draw:textarea-horizontal-align="justify" draw:textarea-vertical-align="top" draw:auto-grow-height="false" fo:min-height="19.447cm" fo:min-width="5.365cm"/>
      <style:paragraph-properties style:writing-mode="lr-tb"/>
    </style:style>
    <style:style style:name="gr2" style:family="graphic" style:parent-style-name="standard" style:list-style-name="L1">
      <style:graphic-properties draw:stroke="none" svg:stroke-color="#2a6099" draw:fill-color="#cccccc" draw:textarea-horizontal-align="justify" draw:textarea-vertical-align="top" draw:auto-grow-height="false" fo:min-height="19.596cm" fo:min-width="38.714cm"/>
      <style:paragraph-properties style:writing-mode="lr-tb"/>
    </style:style>
    <style:style style:name="gr3" style:family="graphic" style:parent-style-name="standard">
      <style:graphic-properties draw:stroke="none" draw:fill="none" fo:min-height="17.065cm"/>
      <style:paragraph-properties style:writing-mode="lr-tb"/>
    </style:style>
    <style:style style:name="gr4" style:family="graphic" style:parent-style-name="standard" style:list-style-name="L1">
      <style:graphic-properties draw:stroke="none" draw:fill-color="#dee6ef" draw:textarea-horizontal-align="justify" draw:textarea-vertical-align="top" draw:auto-grow-height="false" fo:min-height="19.392cm" fo:min-width="5.365cm"/>
      <style:paragraph-properties style:writing-mode="lr-tb"/>
    </style:style>
    <style:style style:name="gr5" style:family="graphic" style:parent-style-name="standard" style:list-style-name="L1">
      <style:graphic-properties draw:stroke="none" draw:fill-color="#dee6ef" draw:textarea-horizontal-align="justify" draw:textarea-vertical-align="middle" draw:auto-grow-height="false" fo:min-height="1.205cm" fo:min-width="51.856cm"/>
      <style:paragraph-properties style:writing-mode="lr-tb"/>
    </style:style>
    <style:style style:name="gr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4.603cm"/>
      <style:paragraph-properties style:writing-mode="lr-tb"/>
    </style:style>
    <style:style style:name="gr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4.603cm"/>
      <style:paragraph-properties style:writing-mode="lr-tb"/>
    </style:style>
    <style:style style:name="gr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2.097cm"/>
      <style:paragraph-properties style:writing-mode="lr-tb"/>
    </style:style>
    <style:style style:name="gr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2.097cm"/>
      <style:paragraph-properties style:writing-mode="lr-tb"/>
    </style:style>
    <style:style style:name="gr1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3.622cm"/>
      <style:paragraph-properties style:writing-mode="lr-tb"/>
    </style:style>
    <style:style style:name="gr1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3.624cm"/>
      <style:paragraph-properties style:writing-mode="lr-tb"/>
    </style:style>
    <style:style style:name="gr1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3.622cm"/>
      <style:paragraph-properties style:writing-mode="lr-tb"/>
    </style:style>
    <style:style style:name="gr13" style:family="graphic" style:parent-style-name="standard" style:list-style-name="L1">
      <style:graphic-properties draw:stroke="none" draw:fill-color="#f6f9d4" draw:textarea-horizontal-align="justify" draw:textarea-vertical-align="middle" draw:auto-grow-height="false" fo:min-height="1.354cm" fo:min-width="4.521cm"/>
      <style:paragraph-properties style:writing-mode="lr-tb"/>
    </style:style>
    <style:style style:name="gr14" style:family="graphic" style:parent-style-name="standard" style:list-style-name="L1">
      <style:graphic-properties draw:stroke="none" draw:fill-color="#f6f9d4" draw:textarea-horizontal-align="justify" draw:textarea-vertical-align="middle" draw:auto-grow-height="false" fo:min-height="0.601cm" fo:min-width="4.603cm"/>
      <style:paragraph-properties style:writing-mode="lr-tb"/>
    </style:style>
    <style:style style:name="gr15" style:family="graphic" style:parent-style-name="standard" style:list-style-name="L1">
      <style:graphic-properties draw:stroke="none" draw:fill-color="#f6f9d4" draw:textarea-horizontal-align="justify" draw:textarea-vertical-align="middle" draw:auto-grow-height="false" fo:min-height="0.6cm" fo:min-width="4.603cm"/>
      <style:paragraph-properties style:writing-mode="lr-tb"/>
    </style:style>
    <style:style style:name="gr16" style:family="graphic" style:parent-style-name="standard" style:list-style-name="L1">
      <style:graphic-properties draw:stroke="none" draw:fill-color="#f6f9d4" draw:textarea-horizontal-align="justify" draw:textarea-vertical-align="middle" draw:auto-grow-height="false" fo:min-height="0.601cm" fo:min-width="4.603cm" draw:shadow-offset-x="0cm" draw:shadow-offset-y="0cm"/>
      <style:paragraph-properties style:writing-mode="lr-tb"/>
    </style:style>
    <style:style style:name="gr17" style:family="graphic" style:parent-style-name="standard" style:list-style-name="L1">
      <style:graphic-properties draw:stroke="none" draw:fill-color="#f6f9d4" draw:textarea-horizontal-align="justify" draw:textarea-vertical-align="middle" draw:auto-grow-height="false" fo:min-height="0.601cm" fo:min-width="4.603cm"/>
      <style:paragraph-properties style:writing-mode="lr-tb"/>
    </style:style>
    <style:style style:name="gr18" style:family="graphic" style:parent-style-name="standard" style:list-style-name="L1">
      <style:graphic-properties draw:stroke="none" draw:fill-color="#f6f9d4" draw:textarea-horizontal-align="justify" draw:textarea-vertical-align="middle" draw:auto-grow-height="false" fo:min-height="0.601cm" fo:min-width="4.603cm"/>
      <style:paragraph-properties style:writing-mode="lr-tb"/>
    </style:style>
    <style:style style:name="gr19" style:family="graphic" style:parent-style-name="standard" style:list-style-name="L1">
      <style:graphic-properties draw:stroke="none" draw:fill-color="#f6f9d4" draw:textarea-horizontal-align="justify" draw:textarea-vertical-align="middle" draw:auto-grow-height="false" fo:min-height="1.302cm" fo:min-width="4.527cm"/>
      <style:paragraph-properties style:writing-mode="lr-tb"/>
    </style:style>
    <style:style style:name="gr2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4.603cm"/>
      <style:paragraph-properties style:writing-mode="lr-tb"/>
    </style:style>
    <style:style style:name="gr2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4.603cm"/>
      <style:paragraph-properties style:writing-mode="lr-tb"/>
    </style:style>
    <style:style style:name="gr2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4.603cm"/>
      <style:paragraph-properties style:writing-mode="lr-tb"/>
    </style:style>
    <style:style style:name="gr2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4.603cm"/>
      <style:paragraph-properties style:writing-mode="lr-tb"/>
    </style:style>
    <style:style style:name="gr2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1.248cm" fo:min-width="4.531cm"/>
      <style:paragraph-properties style:writing-mode="lr-tb"/>
    </style:style>
    <style:style style:name="gr2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cm" fo:min-width="4.603cm"/>
      <style:paragraph-properties style:writing-mode="lr-tb"/>
    </style:style>
    <style:style style:name="gr26" style:family="graphic" style:parent-style-name="objectwithoutfill">
      <style:graphic-properties draw:stroke="solid" svg:stroke-width="0.106cm" svg:stroke-color="#fff5ce" draw:marker-start-width="0.358cm" draw:marker-end="Arrowheads_20_1" draw:marker-end-width="0.458cm" svg:stroke-opacity="100%" draw:fill="none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draw:stroke="solid" svg:stroke-width="0.106cm" svg:stroke-color="#fff5ce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28" style:family="graphic" style:parent-style-name="objectwithoutfill">
      <style:graphic-properties draw:stroke="solid" svg:stroke-width="0.106cm" svg:stroke-color="#6b5e9b" draw:marker-start-width="0.358cm" draw:marker-end="Arrowheads_20_1" draw:marker-end-width="0.458cm" svg:stroke-opacity="100%" draw:fill="none" draw:textarea-vertical-align="middle" fo:padding-top="0.177cm" fo:padding-bottom="0.177cm" fo:padding-left="0.302cm" fo:padding-right="0.302cm"/>
    </style:style>
    <style:style style:name="gr2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1.518cm" fo:min-width="6.309cm"/>
      <style:paragraph-properties style:writing-mode="lr-tb"/>
    </style:style>
    <style:style style:name="gr30" style:family="graphic" style:parent-style-name="objectwithoutfill">
      <style:graphic-properties draw:stroke="solid" svg:stroke-width="0.106cm" svg:stroke-color="#000000" draw:marker-start-width="0.358cm" draw:marker-end="Arrowheads_20_1" draw:marker-end-width="0.458cm" svg:stroke-opacity="40%" draw:fill="none" draw:textarea-vertical-align="middle" fo:padding-top="0.177cm" fo:padding-bottom="0.177cm" fo:padding-left="0.302cm" fo:padding-right="0.302cm"/>
    </style:style>
    <style:style style:name="gr31" style:family="graphic" style:parent-style-name="objectwithoutfill">
      <style:graphic-properties draw:stroke="solid" svg:stroke-width="0.106cm" svg:stroke-color="#000000" draw:marker-start-width="0.358cm" draw:marker-end="Arrowheads_20_1" draw:marker-end-width="0.458cm" svg:stroke-opacity="100%" draw:fill="none" draw:textarea-vertical-align="middle" fo:padding-top="0.177cm" fo:padding-bottom="0.177cm" fo:padding-left="0.302cm" fo:padding-right="0.302cm"/>
    </style:style>
    <style:style style:name="gr32" style:family="graphic" style:parent-style-name="objectwithoutfill">
      <style:graphic-properties draw:stroke="solid" svg:stroke-width="0.106cm" svg:stroke-color="#81d41a" draw:marker-start-width="0.358cm" draw:marker-end="Arrowheads_20_1" draw:marker-end-width="0.458cm" svg:stroke-opacity="100%" draw:fill="none" draw:textarea-vertical-align="middle" fo:padding-top="0.177cm" fo:padding-bottom="0.177cm" fo:padding-left="0.302cm" fo:padding-right="0.302cm"/>
    </style:style>
    <style:style style:name="gr33" style:family="graphic" style:parent-style-name="objectwithoutfill">
      <style:graphic-properties draw:stroke="solid" svg:stroke-width="0.106cm" svg:stroke-color="#00a933" draw:marker-start-width="0.358cm" draw:marker-end="Arrowheads_20_1" draw:marker-end-width="0.458cm" svg:stroke-opacity="100%" draw:fill="none" draw:textarea-vertical-align="middle" fo:padding-top="0.177cm" fo:padding-bottom="0.177cm" fo:padding-left="0.302cm" fo:padding-right="0.302cm"/>
    </style:style>
    <style:style style:name="gr34" style:family="graphic" style:parent-style-name="objectwithoutfill">
      <style:graphic-properties draw:stroke="solid" svg:stroke-width="0.106cm" svg:stroke-color="#000000" draw:marker-start-width="0.358cm" draw:marker-end="Arrowheads_20_1" draw:marker-end-width="0.458cm" svg:stroke-opacity="35%" draw:fill="none" draw:textarea-vertical-align="middle" fo:padding-top="0.177cm" fo:padding-bottom="0.177cm" fo:padding-left="0.302cm" fo:padding-right="0.302cm"/>
    </style:style>
    <style:style style:name="gr35" style:family="graphic" style:parent-style-name="objectwithoutfill">
      <style:graphic-properties draw:stroke="solid" svg:stroke-width="0.106cm" svg:stroke-color="#2a6099" draw:marker-start-width="0.358cm" draw:marker-end="Arrowheads_20_1" draw:marker-end-width="0.458cm" svg:stroke-opacity="70%" draw:fill="none" draw:textarea-vertical-align="middle" fo:padding-top="0.177cm" fo:padding-bottom="0.177cm" fo:padding-left="0.302cm" fo:padding-right="0.302cm"/>
    </style:style>
    <style:style style:name="gr36" style:family="graphic" style:parent-style-name="objectwithoutfill">
      <style:graphic-properties draw:stroke="solid" svg:stroke-width="0.106cm" svg:stroke-color="#ffa6a6" draw:marker-start-width="0.358cm" draw:marker-end="Arrowheads_20_1" draw:marker-end-width="0.458cm" svg:stroke-opacity="100%" draw:fill="none" draw:textarea-vertical-align="middle" fo:padding-top="0.177cm" fo:padding-bottom="0.177cm" fo:padding-left="0.302cm" fo:padding-right="0.302cm"/>
    </style:style>
    <style:style style:name="gr37" style:family="graphic" style:parent-style-name="objectwithoutfill">
      <style:graphic-properties draw:stroke="solid" svg:stroke-width="0.106cm" svg:stroke-color="#813709" draw:marker-start-width="0.358cm" draw:marker-end="Arrowheads_20_1" draw:marker-end-width="0.458cm" svg:stroke-opacity="100%" draw:fill="none" draw:textarea-vertical-align="middle" fo:padding-top="0.177cm" fo:padding-bottom="0.177cm" fo:padding-left="0.302cm" fo:padding-right="0.302cm"/>
    </style:style>
    <style:style style:name="gr38" style:family="graphic" style:parent-style-name="standard" style:list-style-name="L1">
      <style:graphic-properties draw:stroke="none" draw:fill-color="#b7b3ca" draw:textarea-horizontal-align="justify" draw:textarea-vertical-align="middle" draw:auto-grow-height="false" fo:min-height="0.6cm" fo:min-width="4.603cm"/>
      <style:paragraph-properties style:writing-mode="lr-tb"/>
    </style:style>
    <style:style style:name="gr39" style:family="graphic" style:parent-style-name="standard" style:list-style-name="L1">
      <style:graphic-properties draw:stroke="none" draw:fill-color="#000000" draw:textarea-horizontal-align="justify" draw:textarea-vertical-align="middle" draw:auto-grow-height="false" fo:min-height="0.6cm" fo:min-width="4.603cm"/>
      <style:paragraph-properties style:writing-mode="lr-tb"/>
    </style:style>
    <style:style style:name="gr40" style:family="graphic" style:parent-style-name="standard" style:list-style-name="L1">
      <style:graphic-properties draw:stroke="none" draw:fill-color="#6b5e9b" draw:textarea-horizontal-align="justify" draw:textarea-vertical-align="middle" draw:auto-grow-height="false" fo:min-height="1.314cm" fo:min-width="4.525cm"/>
      <style:paragraph-properties style:writing-mode="lr-tb"/>
    </style:style>
    <style:style style:name="gr41" style:family="graphic" style:parent-style-name="standard" style:list-style-name="L1">
      <style:graphic-properties draw:stroke="none" draw:fill-color="#81d41a" draw:textarea-horizontal-align="justify" draw:textarea-vertical-align="middle" draw:auto-grow-height="false" fo:min-height="1.352cm" fo:min-width="4.521cm"/>
      <style:paragraph-properties style:writing-mode="lr-tb"/>
    </style:style>
    <style:style style:name="gr42" style:family="graphic" style:parent-style-name="standard" style:list-style-name="L1">
      <style:graphic-properties draw:stroke="none" draw:fill-color="#813709" draw:textarea-horizontal-align="justify" draw:textarea-vertical-align="middle" draw:auto-grow-height="false" fo:min-height="0.729cm" fo:min-width="4.587cm"/>
      <style:paragraph-properties style:writing-mode="lr-tb"/>
    </style:style>
    <style:style style:name="gr43" style:family="graphic" style:parent-style-name="standard" style:list-style-name="L1">
      <style:graphic-properties draw:stroke="none" draw:fill-color="#00a933" draw:textarea-horizontal-align="justify" draw:textarea-vertical-align="middle" draw:auto-grow-height="false" fo:min-height="1.318cm" fo:min-width="4.525cm"/>
      <style:paragraph-properties style:writing-mode="lr-tb"/>
    </style:style>
    <style:style style:name="gr44" style:family="graphic" style:parent-style-name="standard" style:list-style-name="L1">
      <style:graphic-properties draw:stroke="none" draw:fill-color="#ffa6a6" draw:textarea-horizontal-align="justify" draw:textarea-vertical-align="middle" draw:auto-grow-height="false" fo:min-height="1.391cm" fo:min-width="4.517cm"/>
      <style:paragraph-properties style:writing-mode="lr-tb"/>
    </style:style>
    <style:style style:name="gr45" style:family="graphic" style:parent-style-name="standard" style:list-style-name="L1">
      <style:graphic-properties draw:stroke="none" draw:fill-color="#f6f9d4" draw:textarea-horizontal-align="justify" draw:textarea-vertical-align="middle" draw:auto-grow-height="false" fo:min-height="0.566cm" fo:min-width="0.314cm"/>
      <style:paragraph-properties style:writing-mode="lr-tb"/>
    </style:style>
    <style:style style:name="gr46" style:family="graphic" style:parent-style-name="standard">
      <style:graphic-properties draw:stroke="none" draw:fill="none" draw:textarea-vertical-align="middle" fo:min-height="1.882cm"/>
      <style:paragraph-properties style:writing-mode="lr-tb"/>
    </style:style>
    <style:style style:name="gr47" style:family="graphic" style:parent-style-name="standard" style:list-style-name="L1">
      <style:graphic-properties draw:stroke="none" draw:fill-color="#999999" draw:textarea-horizontal-align="justify" draw:textarea-vertical-align="middle" draw:auto-grow-height="false" fo:min-height="0.716cm" fo:min-width="0.314cm"/>
      <style:paragraph-properties style:writing-mode="lr-tb"/>
    </style:style>
    <style:style style:name="gr48" style:family="graphic" style:parent-style-name="standard" style:list-style-name="L1">
      <style:graphic-properties draw:stroke="none" draw:fill-color="#81d41a" draw:textarea-horizontal-align="justify" draw:textarea-vertical-align="middle" draw:auto-grow-height="false" fo:min-height="0.566cm" fo:min-width="0.314cm"/>
      <style:paragraph-properties style:writing-mode="lr-tb"/>
    </style:style>
    <style:style style:name="gr49" style:family="graphic" style:parent-style-name="standard" style:list-style-name="L1">
      <style:graphic-properties draw:stroke="none" draw:fill-color="#00a933" draw:textarea-horizontal-align="justify" draw:textarea-vertical-align="middle" draw:auto-grow-height="false" fo:min-height="0.566cm" fo:min-width="0.314cm"/>
      <style:paragraph-properties style:writing-mode="lr-tb"/>
    </style:style>
    <style:style style:name="gr50" style:family="graphic" style:parent-style-name="standard">
      <style:graphic-properties draw:stroke="none" draw:fill="none" draw:textarea-vertical-align="middle" fo:min-height="2.509cm"/>
      <style:paragraph-properties style:writing-mode="lr-tb"/>
    </style:style>
    <style:style style:name="gr51" style:family="graphic" style:parent-style-name="standard" style:list-style-name="L1">
      <style:graphic-properties draw:stroke="none" draw:fill-color="#813709" draw:textarea-horizontal-align="justify" draw:textarea-vertical-align="middle" draw:auto-grow-height="false" fo:min-height="0.566cm" fo:min-width="0.314cm"/>
      <style:paragraph-properties style:writing-mode="lr-tb"/>
    </style:style>
    <style:style style:name="gr52" style:family="graphic" style:parent-style-name="standard" style:list-style-name="L1">
      <style:graphic-properties draw:stroke="none" draw:fill-color="#ffa6a6" draw:textarea-horizontal-align="justify" draw:textarea-vertical-align="middle" draw:auto-grow-height="false" fo:min-height="0.566cm" fo:min-width="0.314cm"/>
      <style:paragraph-properties style:writing-mode="lr-tb"/>
    </style:style>
    <style:style style:name="gr53" style:family="graphic" style:parent-style-name="standard" style:list-style-name="L1">
      <style:graphic-properties draw:stroke="none" draw:fill-color="#2a6099" draw:textarea-horizontal-align="justify" draw:textarea-vertical-align="middle" draw:auto-grow-height="false" fo:min-height="0.566cm" fo:min-width="0.314cm"/>
      <style:paragraph-properties style:writing-mode="lr-tb"/>
    </style:style>
    <style:style style:name="gr54" style:family="graphic" style:parent-style-name="standard" style:list-style-name="L1">
      <style:graphic-properties draw:stroke="none" draw:fill-color="#000000" draw:textarea-horizontal-align="justify" draw:textarea-vertical-align="middle" draw:auto-grow-height="false" fo:min-height="0.566cm" fo:min-width="0.314cm"/>
      <style:paragraph-properties style:writing-mode="lr-tb"/>
    </style:style>
    <style:style style:name="gr55" style:family="graphic" style:parent-style-name="standard" style:list-style-name="L1">
      <style:graphic-properties draw:stroke="none" draw:fill-color="#6b5e9b" draw:textarea-horizontal-align="justify" draw:textarea-vertical-align="middle" draw:auto-grow-height="false" fo:min-height="0.566cm" fo:min-width="0.31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7" style:family="paragraph">
      <loext:graphic-properties draw:fill-color="#b7b3c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6b5e9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-color="#81370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ffa6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text-align="center"/>
    </style:style>
    <style:style style:name="P29" style:family="paragraph">
      <loext:graphic-properties draw:fill="none"/>
      <style:paragraph-properties fo:text-align="center" style:writing-mode="lr-tb"/>
      <style:text-properties fo:font-size="16pt"/>
    </style:style>
    <style:style style:name="P30" style:family="paragraph">
      <loext:graphic-properties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-color="#81370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-color="#ffa6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-color="#2a60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6pt"/>
    </style:style>
    <style:style style:name="P38" style:family="paragraph">
      <loext:graphic-properties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-color="#6b5e9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Noto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31cm" svg:height="20.063cm" draw:transform="skewX (0.00261799387799149) translate (47.535cm 3.396cm)">
          <text:p text:style-name="P1"><text:span text:style-name="T1">Outputs</text:span></text:p>
          <draw:enhanced-geometry svg:viewBox="0 0 21600 21600" draw:path-stretchpoint-x="10800" draw:path-stretchpoint-y="10800" draw:text-areas="?f3 ?f4 ?f5 ?f6" draw:type="round-rectangle" draw:modifiers="2169.704749679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9.472cm" svg:height="20.104cm" draw:transform="skewX (0.00383972435438752) rotate (0.00122173047639603) translate (7.814cm 3.423cm)">
          <text:p text:style-name="P1"><text:span text:style-name="T1">Flow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75.9955926334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6.092cm" svg:height="17.315cm" svg:x="-7.737cm" svg:y="5.668cm">
          <draw:text-box>
            <text:p><text:span text:style-name="T2">Seeds</text:span></text:p>
            <text:p><text:span text:style-name="T2">Fertilizers</text:span></text:p>
            <text:p><text:span text:style-name="T2">Pesticides</text:span></text:p>
            <text:p><text:span text:style-name="T2">Livestock (imports)</text:span></text:p>
            <text:p><text:span text:style-name="T2">Fruits &amp; veggies (imports)</text:span></text:p>
            <text:p><text:span text:style-name="T2">Livestock feed</text:span></text:p>
            <text:p><text:span text:style-name="T2">Non-Agricultural Source Materials (NASM)</text:span></text:p>
            <text:p><text:span text:style-name="T2">Municipal wastewater</text:span></text:p>
            <text:p><text:span text:style-name="T2">Industrial wastewater</text:span></text:p>
            <text:p><text:span text:style-name="T2">Septic systems</text:span></text:p>
            <text:p><text:span text:style-name="T2">Atmospheric deposition</text:span></text:p>
            <text:p><text:span text:style-name="T2">Chemical products</text:span></text:p>
            <text:p><text:span text:style-name="T2">Paper, pulp, &amp; wood</text:span></text:p>
            <text:p><text:span text:style-name="T2">Electronics</text:span></text:p>
            <text:p><text:span text:style-name="T2">Other industrial products</text:span></text:p>
            <text:p><text:span text:style-name="T2"/></text:p>
          </draw:text-box>
        </draw:frame>
        <draw:custom-shape draw:style-name="gr4" draw:text-style-name="P2" draw:layer="layout" svg:width="6.231cm" svg:height="20.008cm" draw:transform="skewX (0.00261799387799149) translate (1.254cm 3.451cm)">
          <text:p text:style-name="P1"><text:span text:style-name="T1">Inputs</text:span></text:p>
          <draw:enhanced-geometry svg:viewBox="0 0 21600 21600" draw:path-stretchpoint-x="10800" draw:path-stretchpoint-y="10800" draw:text-areas="?f3 ?f4 ?f5 ?f6" draw:type="round-rectangle" draw:modifiers="2169.704749679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52.512cm" svg:height="1.611cm" draw:transform="skewX (0.00244346095279206) translate (1.256cm 1.165cm)">
          <text:p text:style-name="P1"><text:span text:style-name="T3">Agricultural P 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2" draw:id="id2" draw:layer="layout" svg:width="5.193cm" svg:height="0.94cm" draw:transform="skewX (0.00523598775598299) translate (30.093cm 8.367cm)">
          <text:p text:style-name="P5"><text:span text:style-name="T4">Plant uptak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3" draw:id="id3" draw:layer="layout" svg:width="5.193cm" svg:height="0.94cm" draw:transform="skewX (0.00523598775598299) translate (30.093cm 4.965cm)">
          <text:p text:style-name="P5"><text:span text:style-name="T4">Left in so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18" draw:id="id18" draw:layer="layout" svg:width="2.687cm" svg:height="0.94cm" draw:transform="skewX (0.00523598775598299) translate (36.346cm 4.965cm)">
          <text:p text:style-name="P5"><text:span text:style-name="T4">Ero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19" draw:id="id19" draw:layer="layout" svg:width="2.687cm" svg:height="0.94cm" draw:transform="skewX (0.00523598775598299) translate (36.346cm 6.165cm)">
          <text:p text:style-name="P5"><text:span text:style-name="T4">Run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20" draw:id="id20" draw:layer="layout" svg:width="4.212cm" svg:height="0.94cm" draw:transform="skewX (0.00418879020478639) translate (40.768cm 4.965cm)">
          <text:p text:style-name="P7"><text:span text:style-name="T4">Du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22" draw:id="id22" draw:layer="layout" svg:width="4.214cm" svg:height="0.94cm" draw:transform="skewX (0.00418879020478639) translate (40.768cm 6.166cm)">
          <text:p text:style-name="P7"><text:span text:style-name="T4">Tile drain run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23" draw:id="id23" draw:layer="layout" svg:width="4.212cm" svg:height="0.94cm" draw:transform="skewX (0.00418879020478639) translate (40.768cm 7.166cm)">
          <text:p text:style-name="P7"><text:span text:style-name="T4">Overland run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xml:id="id8" draw:id="id8" draw:layer="layout" svg:width="5.193cm" svg:height="1.776cm" draw:transform="skewX (0.00401425727958696) translate (1.752cm 18.777cm)">
          <text:p text:style-name="P9"><text:span text:style-name="T4">Fruits &amp; veggies</text:span></text:p>
          <text:p text:style-name="P9"><text:span text:style-name="T4">(impor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xml:id="id11" draw:id="id11" draw:layer="layout" svg:width="5.193cm" svg:height="0.941cm" draw:transform="skewX (0.00418879020478639) translate (1.749cm 14.887cm)">
          <text:p text:style-name="P11"><text:span text:style-name="T4">Livestock fe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xml:id="id1" draw:id="id1" draw:layer="layout" svg:width="5.193cm" svg:height="0.94cm" draw:transform="skewX (0.00523598775598299) translate (1.749cm 5.561cm)">
          <text:p text:style-name="P5"><text:span text:style-name="T4">See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xml:id="id4" draw:id="id4" draw:layer="layout" svg:width="5.193cm" svg:height="0.941cm" draw:transform="skewX (0.00418879020478639) translate (1.749cm 6.848cm)">
          <text:p text:style-name="P11"><text:span text:style-name="T4">Fertiliz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xml:id="id5" draw:id="id5" draw:layer="layout" svg:width="5.193cm" svg:height="0.941cm" draw:transform="skewX (0.00418879020478639) translate (1.749cm 8.136cm)">
          <text:p text:style-name="P11"><text:span text:style-name="T4">Pestici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xml:id="id6" draw:id="id6" draw:layer="layout" svg:width="5.193cm" svg:height="0.941cm" draw:transform="skewX (0.00418879020478639) translate (1.749cm 17.024cm)">
          <text:p text:style-name="P11"><text:span text:style-name="T4">Livestock (impor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0" xml:id="id12" draw:id="id12" draw:layer="layout" svg:width="5.193cm" svg:height="1.718cm" draw:transform="skewX (0.00401425727958696) translate (1.752cm 21.122cm)">
          <text:p text:style-name="P9"><text:span text:style-name="T4">Field crops </text:span></text:p>
          <text:p text:style-name="P9"><text:span text:style-name="T4">(impor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xml:id="id7" draw:id="id7" draw:layer="layout" svg:width="5.193cm" svg:height="0.94cm" draw:transform="skewX (0.00523598775598299) translate (9.077cm 14.938cm)">
          <text:p text:style-name="P5"><text:span text:style-name="T4">Livest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xml:id="id24" draw:id="id24" draw:layer="layout" svg:width="5.193cm" svg:height="0.94cm" draw:transform="skewX (0.00523598775598299) translate (12.204cm 10.493cm)">
          <text:p text:style-name="P5"><text:span text:style-name="T4">Man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xml:id="id13" draw:id="id13" draw:layer="layout" svg:width="5.193cm" svg:height="0.94cm" draw:transform="skewX (0.00523598775598299) translate (19.546cm 11.365cm)">
          <text:p text:style-name="P5"><text:span text:style-name="T4">Anaerobic diges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xml:id="id25" draw:id="id25" draw:layer="layout" svg:width="5.193cm" svg:height="0.94cm" draw:transform="skewX (0.00523598775598299) translate (32.186cm 17.003cm)">
          <text:p text:style-name="P5"><text:span text:style-name="T4">Agri-food produ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xml:id="id26" draw:id="id26" draw:layer="layout" svg:width="5.193cm" svg:height="1.66cm" draw:transform="skewX (0.00366519142918809) translate (32.187cm 14.609cm)">
          <text:p text:style-name="P14"><text:span text:style-name="T5">Slaughterhouse</text:span></text:p>
          <text:p text:style-name="P14"><text:span text:style-name="T5">was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xml:id="id15" draw:id="id15" draw:layer="layout" svg:width="5.193cm" svg:height="0.94cm" draw:transform="skewX (0.00523598775598299) translate (19.546cm 9.965cm)">
          <text:p text:style-name="P5"><text:span text:style-name="T4">Compos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6" draw:layer="layout" draw:type="curve" svg:x1="6.94cm" svg:y1="6.031cm" svg:x2="30.091cm" svg:y2="8.837cm" draw:start-shape="id1" draw:start-glue-point="1" draw:end-shape="id2" draw:end-glue-point="3" svg:d="M6940 6031c17362 0 5787 2806 23151 2806" svg:viewBox="0 0 23152 2807">
          <text:p/>
        </draw:connector>
        <draw:connector draw:style-name="gr26" draw:text-style-name="P16" draw:layer="layout" draw:type="curve" svg:x1="6.94cm" svg:y1="6.031cm" svg:x2="30.091cm" svg:y2="5.435cm" draw:start-shape="id1" draw:start-glue-point="1" draw:end-shape="id3" draw:end-glue-point="3" svg:d="M6940 6031c17362 0 5787-596 23151-596" svg:viewBox="0 0 23152 597">
          <text:p/>
        </draw:connector>
        <draw:connector draw:style-name="gr26" draw:text-style-name="P16" draw:layer="layout" draw:type="curve" svg:x1="6.94cm" svg:y1="7.318cm" svg:x2="30.091cm" svg:y2="8.837cm" draw:start-shape="id4" draw:start-glue-point="1" draw:end-shape="id2" svg:d="M6940 7318c17362 0 5787 1519 23151 1519" svg:viewBox="0 0 23152 1520">
          <text:p/>
        </draw:connector>
        <draw:connector draw:style-name="gr26" draw:text-style-name="P16" draw:layer="layout" draw:type="curve" svg:x1="6.94cm" svg:y1="7.318cm" svg:x2="30.091cm" svg:y2="5.435cm" draw:start-shape="id4" draw:start-glue-point="1" draw:end-shape="id3" draw:end-glue-point="3" svg:d="M6940 7318c17362 0 5787-1883 23151-1883" svg:viewBox="0 0 23152 1884">
          <text:p/>
        </draw:connector>
        <draw:connector draw:style-name="gr26" draw:text-style-name="P16" draw:layer="layout" draw:type="curve" svg:x1="6.94cm" svg:y1="8.606cm" svg:x2="30.091cm" svg:y2="5.435cm" draw:start-shape="id5" draw:start-glue-point="1" draw:end-shape="id3" draw:end-glue-point="3" svg:d="M6940 8606c17362 0 5787-3171 23151-3171" svg:viewBox="0 0 23152 3172">
          <text:p/>
        </draw:connector>
        <draw:connector draw:style-name="gr26" draw:text-style-name="P16" draw:layer="layout" draw:type="curve" svg:x1="6.94cm" svg:y1="8.606cm" svg:x2="30.091cm" svg:y2="8.837cm" draw:start-shape="id5" draw:start-glue-point="1" draw:end-shape="id2" draw:end-glue-point="3" svg:d="M6940 8606c17362 0 5787 231 23151 231" svg:viewBox="0 0 23152 232">
          <text:p/>
        </draw:connector>
        <draw:connector draw:style-name="gr27" draw:text-style-name="P16" draw:layer="layout" draw:type="curve" svg:x1="6.94cm" svg:y1="17.494cm" svg:x2="9.075cm" svg:y2="15.408cm" draw:start-shape="id6" draw:start-glue-point="1" draw:end-shape="id7" draw:end-glue-point="3" svg:d="M6940 17494c1600 0 533-2086 2135-2086" svg:viewBox="0 0 2136 2087">
          <text:p/>
        </draw:connector>
        <draw:connector draw:style-name="gr28" draw:text-style-name="P16" draw:layer="layout" draw:type="curve" draw:line-skew="-14.796cm" svg:x1="6.941cm" svg:y1="19.665cm" svg:x2="48.029cm" svg:y2="21.539cm" draw:start-shape="id8" draw:start-glue-point="1" draw:end-shape="id9" draw:end-glue-point="3" svg:d="M6941 19665c8622 0-11922 1874 41088 1874" svg:viewBox="0 0 41089 1875">
          <text:p/>
        </draw:connector>
        <draw:connector draw:style-name="gr26" draw:text-style-name="P16" draw:layer="layout" draw:type="curve" svg:x1="6.941cm" svg:y1="19.665cm" svg:x2="10.499cm" svg:y2="18.876cm" draw:start-shape="id8" draw:start-glue-point="1" draw:end-shape="id10" draw:end-glue-point="3" svg:d="M6941 19665c2668 0 890-789 3558-789" svg:viewBox="0 0 3559 790">
          <text:p/>
        </draw:connector>
        <draw:custom-shape draw:style-name="gr29" draw:text-style-name="P8" xml:id="id10" draw:id="id10" draw:layer="layout" svg:width="6.999cm" svg:height="1.958cm" draw:transform="skewX (0.00401425727958696) translate (10.503cm 17.897cm)">
          <text:p text:style-name="P7"><text:span text:style-name="T5">Non-Agricultural Source</text:span></text:p>
          <text:p text:style-name="P7"><text:span text:style-name="T5">Materials (NAS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6" draw:layer="layout" draw:type="curve" svg:x1="6.94cm" svg:y1="15.357cm" svg:x2="9.075cm" svg:y2="15.408cm" draw:start-shape="id11" draw:start-glue-point="1" draw:end-shape="id7" draw:end-glue-point="3" svg:d="M6940 15357c1600 0 533 51 2135 51" svg:viewBox="0 0 2136 52">
          <text:p/>
        </draw:connector>
        <draw:connector draw:style-name="gr28" draw:text-style-name="P16" draw:layer="layout" draw:type="curve" svg:x1="6.942cm" svg:y1="21.981cm" svg:x2="48.029cm" svg:y2="21.539cm" draw:start-shape="id12" draw:start-glue-point="1" draw:end-shape="id9" draw:end-glue-point="3" svg:d="M6942 21981c30814 0 10271-442 41087-442" svg:viewBox="0 0 41088 443">
          <text:p/>
        </draw:connector>
        <draw:connector draw:style-name="gr26" draw:text-style-name="P16" draw:layer="layout" draw:type="curve" draw:line-skew="0.01cm" svg:x1="6.942cm" svg:y1="21.981cm" svg:x2="10.499cm" svg:y2="18.876cm" draw:start-shape="id12" draw:start-glue-point="1" draw:end-shape="id10" draw:end-glue-point="3" svg:d="M6942 21981c2682 0 904-3105 3557-3105" svg:viewBox="0 0 3558 3106">
          <text:p/>
        </draw:connector>
        <draw:connector draw:style-name="gr30" draw:text-style-name="P16" draw:layer="layout" draw:type="curve" draw:line-skew="3.937cm" svg:x1="17.498cm" svg:y1="18.876cm" svg:x2="30.091cm" svg:y2="8.837cm" draw:start-shape="id10" draw:start-glue-point="1" draw:end-shape="id2" draw:end-glue-point="3" svg:d="M17498 18876c15351 0 9055-10039 12593-10039" svg:viewBox="0 0 12594 10040">
          <text:p/>
        </draw:connector>
        <draw:connector draw:style-name="gr30" draw:text-style-name="P16" draw:layer="layout" draw:type="curve" draw:line-skew="3.435cm" svg:x1="17.498cm" svg:y1="18.876cm" svg:x2="30.091cm" svg:y2="5.435cm" draw:start-shape="id10" draw:start-glue-point="1" draw:end-shape="id3" draw:end-glue-point="3" svg:d="M17498 18876c14598 0 8302-13441 12593-13441" svg:viewBox="0 0 12594 13442">
          <text:p/>
        </draw:connector>
        <draw:connector draw:style-name="gr30" draw:text-style-name="P16" draw:layer="layout" draw:type="curve" draw:line-skew="0.452cm" svg:x1="17.498cm" svg:y1="18.876cm" svg:x2="19.544cm" svg:y2="11.835cm" draw:start-shape="id10" draw:start-glue-point="1" draw:end-shape="id13" draw:end-glue-point="3" svg:d="M17498 18876c2212 0 1190-7041 2046-7041" svg:viewBox="0 0 2047 7042">
          <text:p/>
        </draw:connector>
        <draw:connector draw:style-name="gr31" draw:text-style-name="P16" draw:layer="layout" draw:type="curve" draw:line-skew="10.508cm" svg:x1="17.498cm" svg:y1="18.876cm" svg:x2="48.028cm" svg:y2="15.441cm" draw:start-shape="id10" draw:start-glue-point="1" draw:end-shape="id14" draw:end-glue-point="3" svg:d="M17498 18876c38659 0 23395-3435 30530-3435" svg:viewBox="0 0 30531 3436">
          <text:p/>
        </draw:connector>
        <draw:connector draw:style-name="gr30" draw:text-style-name="P16" draw:layer="layout" draw:type="curve" draw:line-skew="-0.13cm" svg:x1="17.498cm" svg:y1="18.876cm" svg:x2="19.544cm" svg:y2="10.435cm" draw:start-shape="id10" draw:start-glue-point="1" draw:end-shape="id15" draw:end-glue-point="3" svg:d="M17498 18876c1339 0 317-8441 2046-8441" svg:viewBox="0 0 2047 8442">
          <text:p/>
        </draw:connector>
        <draw:connector draw:style-name="gr32" draw:text-style-name="P16" draw:layer="layout" draw:type="curve" svg:x1="35.284cm" svg:y1="8.837cm" svg:x2="48.029cm" svg:y2="8.856cm" draw:start-shape="id2" draw:start-glue-point="1" draw:end-shape="id16" draw:end-glue-point="3" svg:d="M35284 8837c9558 0 3186 19 12745 19" svg:viewBox="0 0 12746 20">
          <text:p/>
        </draw:connector>
        <draw:connector draw:style-name="gr33" draw:text-style-name="P16" draw:layer="layout" draw:type="curve" draw:line-skew="-0.557cm" svg:x1="35.284cm" svg:y1="8.837cm" svg:x2="48.027cm" svg:y2="10.912cm" draw:start-shape="id2" draw:start-glue-point="1" draw:end-shape="id17" draw:end-glue-point="3" svg:d="M35284 8837c8721 0 2350 2075 12743 2075" svg:viewBox="0 0 12744 2076">
          <text:p/>
        </draw:connector>
        <draw:connector draw:style-name="gr28" draw:text-style-name="P16" draw:layer="layout" draw:type="curve" svg:x1="35.284cm" svg:y1="8.837cm" svg:x2="48.029cm" svg:y2="21.539cm" draw:start-shape="id2" draw:start-glue-point="1" draw:end-shape="id9" draw:end-glue-point="3" svg:d="M35284 8837c9558 0 3186 12702 12745 12702" svg:viewBox="0 0 12746 12703">
          <text:p/>
        </draw:connector>
        <draw:connector draw:style-name="gr34" draw:text-style-name="P16" draw:layer="layout" draw:type="curve" draw:line-skew="-0.096cm" svg:x1="32.684cm" svg:y1="9.307cm" svg:x2="14.002cm" svg:y2="17.897cm" draw:start-shape="id2" draw:start-glue-point="2" draw:end-shape="id10" draw:end-glue-point="0" svg:d="M32684 9307c0 6300-18682 2005-18682 8590" svg:viewBox="0 0 18683 8591">
          <text:p/>
        </draw:connector>
        <draw:connector draw:style-name="gr34" draw:text-style-name="P16" draw:layer="layout" draw:type="curve" draw:line-skew="0.877cm" svg:x1="32.684cm" svg:y1="9.307cm" svg:x2="11.673cm" svg:y2="14.938cm" draw:start-shape="id2" draw:start-glue-point="2" draw:end-shape="id7" draw:end-glue-point="0" svg:d="M32684 9307c0 5539-21011 2724-21011 5631" svg:viewBox="0 0 21012 5632">
          <text:p/>
        </draw:connector>
        <draw:connector draw:style-name="gr34" draw:text-style-name="P16" draw:layer="layout" draw:type="curve" svg:x1="35.284cm" svg:y1="5.435cm" svg:x2="36.344cm" svg:y2="5.435cm" draw:start-shape="id3" draw:start-glue-point="1" draw:end-shape="id18" draw:end-glue-point="3" svg:d="M35284 5435h1060" svg:viewBox="0 0 1061 1">
          <text:p/>
        </draw:connector>
        <draw:connector draw:style-name="gr34" draw:text-style-name="P16" draw:layer="layout" draw:type="curve" svg:x1="35.284cm" svg:y1="5.435cm" svg:x2="36.344cm" svg:y2="6.635cm" draw:start-shape="id3" draw:start-glue-point="1" draw:end-shape="id19" draw:end-glue-point="3" svg:d="M35284 5435c795 0 265 1200 1060 1200" svg:viewBox="0 0 1061 1201">
          <text:p/>
        </draw:connector>
        <draw:connector draw:style-name="gr34" draw:text-style-name="P16" draw:layer="layout" draw:type="curve" svg:x1="39.031cm" svg:y1="5.435cm" svg:x2="40.766cm" svg:y2="5.435cm" draw:start-shape="id18" draw:start-glue-point="1" draw:end-shape="id20" draw:end-glue-point="3" svg:d="M39031 5435h1735" svg:viewBox="0 0 1736 1">
          <text:p/>
        </draw:connector>
        <draw:connector draw:style-name="gr35" draw:text-style-name="P16" draw:layer="layout" draw:type="curve" draw:line-skew="0.178cm" svg:x1="44.978cm" svg:y1="5.435cm" svg:x2="48.028cm" svg:y2="6.637cm" draw:start-shape="id20" draw:start-glue-point="1" draw:end-shape="id21" draw:end-glue-point="3" svg:d="M44978 5435c2554 0 1030 1202 3050 1202" svg:viewBox="0 0 3051 1203">
          <text:p/>
        </draw:connector>
        <draw:connector draw:style-name="gr35" draw:text-style-name="P16" draw:layer="layout" draw:type="curve" draw:line-skew="0.57cm" svg:x1="44.98cm" svg:y1="6.636cm" svg:x2="48.028cm" svg:y2="6.637cm" draw:start-shape="id22" draw:start-glue-point="1" draw:end-shape="id21" draw:end-glue-point="3" svg:d="M44980 6636c3141 0 1617 1 3048 1" svg:viewBox="0 0 3049 2">
          <text:p/>
        </draw:connector>
        <draw:connector draw:style-name="gr35" draw:text-style-name="P16" draw:layer="layout" draw:type="curve" draw:line-skew="0.264cm" svg:x1="44.978cm" svg:y1="7.636cm" svg:x2="48.028cm" svg:y2="6.637cm" draw:start-shape="id23" draw:start-glue-point="1" draw:end-shape="id21" draw:end-glue-point="3" svg:d="M44978 7636c2683 0 1159-999 3050-999" svg:viewBox="0 0 3051 1000">
          <text:p/>
        </draw:connector>
        <draw:connector draw:style-name="gr34" draw:text-style-name="P16" draw:layer="layout" draw:type="curve" svg:x1="11.673cm" svg:y1="14.938cm" svg:x2="12.202cm" svg:y2="10.963cm" draw:start-shape="id7" draw:start-glue-point="0" draw:end-shape="id24" draw:end-glue-point="3" svg:d="M11673 14938c0-2650 176-3975 529-3975" svg:viewBox="0 0 530 3976">
          <text:p/>
        </draw:connector>
        <draw:connector draw:style-name="gr34" draw:text-style-name="P16" draw:layer="layout" draw:type="curve" draw:line-skew="-3.356cm" svg:x1="14.268cm" svg:y1="15.408cm" svg:x2="32.184cm" svg:y2="17.473cm" draw:start-shape="id7" draw:start-glue-point="1" draw:end-shape="id25" draw:end-glue-point="3" svg:d="M14268 15408c8403 0-555 2065 17916 2065" svg:viewBox="0 0 17917 2066">
          <text:p/>
        </draw:connector>
        <draw:connector draw:style-name="gr26" draw:text-style-name="P16" draw:layer="layout" draw:type="curve" svg:x1="6.94cm" svg:y1="17.494cm" svg:x2="32.184cm" svg:y2="17.473cm" draw:start-shape="id6" draw:end-shape="id25" draw:end-glue-point="3" svg:d="M6940 17494c18933 0 6311-21 25244-21" svg:viewBox="0 0 25245 22">
          <text:p/>
        </draw:connector>
        <draw:connector draw:style-name="gr34" draw:text-style-name="P16" draw:layer="layout" draw:type="curve" svg:x1="14.268cm" svg:y1="15.408cm" svg:x2="32.184cm" svg:y2="15.439cm" draw:start-shape="id7" draw:start-glue-point="1" draw:end-shape="id26" draw:end-glue-point="3" svg:d="M14268 15408c13435 0 4478 31 17916 31" svg:viewBox="0 0 17917 32">
          <text:p/>
        </draw:connector>
        <draw:connector draw:style-name="gr36" draw:text-style-name="P16" draw:layer="layout" draw:type="curve" svg:x1="37.377cm" svg:y1="17.473cm" svg:x2="48.027cm" svg:y2="17.567cm" draw:start-shape="id25" draw:start-glue-point="1" draw:end-shape="id27" draw:end-glue-point="3" svg:d="M37377 17473c7987 0 2663 94 10650 94" svg:viewBox="0 0 10651 95">
          <text:p/>
        </draw:connector>
        <draw:connector draw:style-name="gr37" draw:text-style-name="P16" draw:layer="layout" draw:type="curve" draw:line-skew="-5.757cm" svg:x1="14.268cm" svg:y1="15.408cm" svg:x2="48.028cm" svg:y2="12.866cm" draw:start-shape="id7" draw:start-glue-point="1" draw:end-shape="id28" draw:end-glue-point="3" svg:d="M14268 15408c16684 0-195-2542 33760-2542" svg:viewBox="0 0 33761 2543">
          <text:p/>
        </draw:connector>
        <draw:connector draw:style-name="gr28" draw:text-style-name="P16" draw:layer="layout" draw:type="curve" svg:x1="37.377cm" svg:y1="17.473cm" svg:x2="48.029cm" svg:y2="21.539cm" draw:start-shape="id25" draw:start-glue-point="1" draw:end-shape="id9" draw:end-glue-point="3" svg:d="M37377 17473c7987 0 2662 4066 10652 4066" svg:viewBox="0 0 10653 4067">
          <text:p/>
        </draw:connector>
        <draw:connector draw:style-name="gr34" draw:text-style-name="P16" draw:layer="layout" draw:type="curve" draw:line-skew="-4.519cm" svg:x1="17.395cm" svg:y1="10.963cm" svg:x2="30.091cm" svg:y2="5.435cm" draw:start-shape="id24" draw:start-glue-point="1" draw:end-shape="id3" draw:end-glue-point="3" svg:d="M17395 10963c2743 0-3604-5528 12696-5528" svg:viewBox="0 0 12697 5529">
          <text:p/>
        </draw:connector>
        <draw:connector draw:style-name="gr34" draw:text-style-name="P16" draw:layer="layout" draw:type="curve" draw:line-skew="-4.166cm" svg:x1="17.395cm" svg:y1="10.963cm" svg:x2="30.091cm" svg:y2="8.837cm" draw:start-shape="id24" draw:start-glue-point="1" draw:end-shape="id2" draw:end-glue-point="3" svg:d="M17395 10963c3273 0-3075-2126 12696-2126" svg:viewBox="0 0 12697 2127">
          <text:p/>
        </draw:connector>
        <draw:connector draw:style-name="gr34" draw:text-style-name="P16" draw:layer="layout" draw:type="curve" svg:x1="17.395cm" svg:y1="10.963cm" svg:x2="19.544cm" svg:y2="11.835cm" draw:start-shape="id24" draw:start-glue-point="1" draw:end-shape="id13" draw:end-glue-point="3" svg:d="M17395 10963c1611 0 537 872 2149 872" svg:viewBox="0 0 2150 873">
          <text:p/>
        </draw:connector>
        <draw:connector draw:style-name="gr34" draw:text-style-name="P16" draw:layer="layout" draw:type="curve" draw:line-skew="-0.131cm" svg:x1="17.395cm" svg:y1="10.963cm" svg:x2="19.544cm" svg:y2="10.435cm" draw:start-shape="id24" draw:start-glue-point="1" draw:end-shape="id15" draw:end-glue-point="3" svg:d="M17395 10963c1414 0 340-528 2149-528" svg:viewBox="0 0 2150 529">
          <text:p/>
        </draw:connector>
        <draw:connector draw:style-name="gr31" draw:text-style-name="P16" draw:layer="layout" draw:type="curve" svg:x1="37.377cm" svg:y1="15.439cm" svg:x2="48.028cm" svg:y2="15.441cm" draw:start-shape="id26" draw:start-glue-point="1" draw:end-shape="id14" draw:end-glue-point="3" svg:d="M37377 15439c7989 0 2664 2 10651 2" svg:viewBox="0 0 10652 3">
          <text:p/>
        </draw:connector>
        <draw:custom-shape draw:style-name="gr38" draw:text-style-name="P17" xml:id="id21" draw:id="id21" draw:layer="layout" svg:width="5.193cm" svg:height="0.94cm" draw:transform="skewX (0.00523598775598299) translate (48.03cm 6.167cm)">
          <text:p text:style-name="P5"><text:span text:style-name="T4">Waterbod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9" xml:id="id14" draw:id="id14" draw:layer="layout" svg:width="5.193cm" svg:height="0.94cm" draw:transform="skewX (0.00523598775598299) translate (48.03cm 14.971cm)">
          <text:p text:style-name="P18"><text:span text:style-name="T6">Landfil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xml:id="id9" draw:id="id9" draw:layer="layout" svg:width="5.193cm" svg:height="1.732cm" draw:transform="skewX (0.00523598775598299) translate (48.034cm 20.673cm)">
          <text:p text:style-name="P20"><text:span text:style-name="T6">Final</text:span></text:p>
          <text:p text:style-name="P20"><text:span text:style-name="T6">consu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2" xml:id="id16" draw:id="id16" draw:layer="layout" svg:width="5.193cm" svg:height="1.774cm" draw:transform="skewX (0.00401425727958696) translate (48.033cm 7.969cm)">
          <text:p text:style-name="P9"><text:span text:style-name="T7">Fruits &amp; veggies</text:span></text:p>
          <text:p text:style-name="P9"><text:span text:style-name="T7">(</text:span><text:span text:style-name="T4">exports</text:span><text:span text:style-name="T7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4" xml:id="id28" draw:id="id28" draw:layer="layout" svg:width="5.193cm" svg:height="1.085cm" draw:transform="skewX (0.00453785605518526) translate (48.03cm 12.324cm)">
          <text:p text:style-name="P23"><text:span text:style-name="T6">Livestock (expor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5" xml:id="id17" draw:id="id17" draw:layer="layout" svg:width="5.193cm" svg:height="1.736cm" draw:transform="skewX (0.00401425727958696) translate (48.03cm 10.044cm)">
          <text:p text:style-name="P9"><text:span text:style-name="T7">Field crops </text:span></text:p>
          <text:p text:style-name="P9"><text:span text:style-name="T7">(</text:span><text:span text:style-name="T4">exports</text:span><text:span text:style-name="T7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6" xml:id="id27" draw:id="id27" draw:layer="layout" svg:width="5.193cm" svg:height="1.817cm" draw:transform="skewX (0.00279252680319093) translate (48.03cm 16.659cm)">
          <text:p text:style-name="P9"><text:span text:style-name="T4">Livestock products</text:span></text:p>
          <text:p text:style-name="P9"><text:span text:style-name="T4">(expor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6" draw:layer="layout" draw:type="curve" svg:x1="24.737cm" svg:y1="10.435cm" svg:x2="30.091cm" svg:y2="5.435cm" draw:start-shape="id15" draw:end-shape="id3" draw:end-glue-point="3" svg:d="M24737 10435c4015 0 1339-5000 5354-5000" svg:viewBox="0 0 5355 5001">
          <text:p/>
        </draw:connector>
        <draw:connector draw:style-name="gr30" draw:text-style-name="P16" draw:layer="layout" draw:type="curve" draw:line-skew="0.723cm" svg:x1="24.737cm" svg:y1="10.435cm" svg:x2="30.091cm" svg:y2="8.837cm" draw:start-shape="id15" draw:start-glue-point="1" draw:end-shape="id2" draw:end-glue-point="3" svg:d="M24737 10435c5100 0 2423-1598 5354-1598" svg:viewBox="0 0 5355 1599">
          <text:p/>
        </draw:connector>
        <draw:connector draw:style-name="gr30" draw:text-style-name="P16" draw:layer="layout" draw:type="curve" draw:line-skew="0.583cm" svg:x1="24.737cm" svg:y1="11.835cm" svg:x2="30.091cm" svg:y2="8.837cm" draw:start-shape="id13" draw:start-glue-point="1" draw:end-shape="id2" draw:end-glue-point="3" svg:d="M24737 11835c4890 0 2213-2998 5354-2998" svg:viewBox="0 0 5355 2999">
          <text:p/>
        </draw:connector>
        <draw:connector draw:style-name="gr30" draw:text-style-name="P16" draw:layer="layout" draw:type="curve" svg:x1="24.737cm" svg:y1="11.835cm" svg:x2="30.091cm" svg:y2="5.435cm" draw:start-shape="id13" draw:start-glue-point="1" draw:end-shape="id3" draw:end-glue-point="3" svg:d="M24737 11835c4015 0 1339-6400 5354-6400" svg:viewBox="0 0 5355 6401">
          <text:p/>
        </draw:connector>
        <draw:connector draw:style-name="gr34" draw:text-style-name="P16" draw:layer="layout" draw:type="curve" svg:x1="39.031cm" svg:y1="6.635cm" svg:x2="40.766cm" svg:y2="6.636cm" draw:start-shape="id19" draw:start-glue-point="1" draw:end-shape="id22" draw:end-glue-point="3" svg:d="M39031 6635c1302 0 435 1 1735 1" svg:viewBox="0 0 1736 2">
          <text:p/>
        </draw:connector>
        <draw:connector draw:style-name="gr34" draw:text-style-name="P16" draw:layer="layout" draw:type="curve" svg:x1="39.031cm" svg:y1="6.635cm" svg:x2="40.766cm" svg:y2="7.636cm" draw:start-shape="id19" draw:start-glue-point="1" draw:end-shape="id23" draw:end-glue-point="3" svg:d="M39031 6635c1302 0 435 1001 1735 1001" svg:viewBox="0 0 1736 1002">
          <text:p/>
        </draw:connector>
        <draw:custom-shape draw:style-name="gr45" draw:text-style-name="P27" draw:layer="layout" svg:width="0.9cm" svg:height="0.902cm" draw:transform="skewX (-0.0111701072127637) rotate (-0.0144862327915532) translate (3.692cm 24.14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29" draw:layer="layout" svg:width="3.611cm" svg:height="2.132cm" svg:x="4.731cm" svg:y="23.54cm">
          <draw:text-box>
            <text:p text:style-name="P28"><text:span text:style-name="T8">Agricultural</text:span></text:p>
            <text:p text:style-name="P28"><text:span text:style-name="T4">inputs</text:span></text:p>
          </draw:text-box>
        </draw:frame>
        <draw:custom-shape draw:style-name="gr47" draw:text-style-name="P30" draw:layer="layout" svg:width="0.9cm" svg:height="1.052cm" draw:transform="skewX (-0.0113446401379631) rotate (-0.0144862327915532) translate (8.962cm 23.99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29" draw:layer="layout" svg:width="2.717cm" svg:height="2.132cm" svg:x="9.93cm" svg:y="23.54cm">
          <draw:text-box>
            <text:p text:style-name="P28"><text:span text:style-name="T8">Internal</text:span></text:p>
            <text:p text:style-name="P28"><text:span text:style-name="T8">flows</text:span></text:p>
          </draw:text-box>
        </draw:frame>
        <draw:custom-shape draw:style-name="gr48" draw:text-style-name="P31" draw:layer="layout" svg:width="0.9cm" svg:height="0.902cm" draw:transform="skewX (-0.0111701072127637) rotate (-0.0144862327915532) translate (23.763cm 24.14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29" draw:layer="layout" svg:width="4.446cm" svg:height="2.132cm" svg:x="24.703cm" svg:y="23.54cm">
          <draw:text-box>
            <text:p text:style-name="P28"><text:span text:style-name="T8">Output as</text:span></text:p>
            <text:p text:style-name="P28"><text:span text:style-name="T8">fruits &amp; veggies</text:span></text:p>
          </draw:text-box>
        </draw:frame>
        <draw:custom-shape draw:style-name="gr49" draw:text-style-name="P32" draw:layer="layout" svg:width="0.9cm" svg:height="0.902cm" draw:transform="skewX (-0.0111701072127637) rotate (-0.0144862327915532) translate (29.848cm 24.14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9" draw:layer="layout" svg:width="3.191cm" svg:height="2.759cm" svg:x="30.847cm" svg:y="23.226cm">
          <draw:text-box>
            <text:p text:style-name="P28"><text:span text:style-name="T8">Output as</text:span></text:p>
            <text:p text:style-name="P28"><text:span text:style-name="T8">field crops</text:span></text:p>
          </draw:text-box>
        </draw:frame>
        <draw:custom-shape draw:style-name="gr51" draw:text-style-name="P33" draw:layer="layout" svg:width="0.9cm" svg:height="0.902cm" draw:transform="skewX (-0.0111701072127637) rotate (-0.0144862327915532) translate (34.934cm 24.14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9" draw:layer="layout" svg:width="3.002cm" svg:height="2.759cm" svg:x="35.968cm" svg:y="23.226cm">
          <draw:text-box>
            <text:p text:style-name="P28"><text:span text:style-name="T8">Output as</text:span></text:p>
            <text:p text:style-name="P28"><text:span text:style-name="T8">livestock</text:span></text:p>
          </draw:text-box>
        </draw:frame>
        <draw:custom-shape draw:style-name="gr52" draw:text-style-name="P34" draw:layer="layout" svg:width="0.9cm" svg:height="0.902cm" draw:transform="skewX (-0.0111701072127637) rotate (-0.0144862327915532) translate (40.019cm 24.14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29" draw:layer="layout" svg:width="5.357cm" svg:height="2.132cm" svg:x="41.013cm" svg:y="23.54cm">
          <draw:text-box>
            <text:p text:style-name="P28"><text:span text:style-name="T8">Output as</text:span></text:p>
            <text:p text:style-name="P28"><text:span text:style-name="T8">livestock products</text:span></text:p>
          </draw:text-box>
        </draw:frame>
        <draw:custom-shape draw:style-name="gr53" draw:text-style-name="P35" draw:layer="layout" svg:width="0.9cm" svg:height="0.902cm" draw:transform="skewX (-0.0111701072127637) rotate (-0.0144862327915532) translate (13.463cm 24.14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37" draw:layer="layout" svg:width="3.597cm" svg:height="2.132cm" svg:x="14.431cm" svg:y="23.54cm">
          <draw:text-box>
            <text:p text:style-name="P36"><text:span text:style-name="T8">Output to</text:span></text:p>
            <text:p text:style-name="P36"><text:span text:style-name="T8">waterbodies</text:span></text:p>
          </draw:text-box>
        </draw:frame>
        <draw:custom-shape draw:style-name="gr54" draw:text-style-name="P38" draw:layer="layout" svg:width="0.9cm" svg:height="0.902cm" draw:transform="skewX (-0.0111701072127637) rotate (-0.0144862327915532) translate (18.863cm 24.08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37" draw:layer="layout" svg:width="3.174cm" svg:height="2.759cm" svg:x="19.877cm" svg:y="23.226cm">
          <draw:text-box>
            <text:p text:style-name="P36"><text:span text:style-name="T8">Output to</text:span></text:p>
            <text:p text:style-name="P36"><text:span text:style-name="T8">landfills</text:span></text:p>
          </draw:text-box>
        </draw:frame>
        <draw:custom-shape draw:style-name="gr55" draw:text-style-name="P39" draw:layer="layout" svg:width="0.9cm" svg:height="0.902cm" draw:transform="skewX (-0.0111701072127637) rotate (-0.0144862327915532) translate (46.545cm 24.14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9" draw:layer="layout" svg:width="4.468cm" svg:height="2.759cm" svg:x="47.597cm" svg:y="23.226cm">
          <draw:text-box>
            <text:p text:style-name="P28"><text:span text:style-name="T8">Output to final consumer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true" draw:fit-to-size="shrink-to-fit" style:shrink-to-fit="tru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4.966cm" fo:page-height="26.5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2:44:26.200900538</meta:creation-date>
    <dc:date>2021-12-05T17:33:26.574282989</dc:date>
    <meta:editing-duration>PT2H35M10S</meta:editing-duration>
    <meta:editing-cycles>29</meta:editing-cycles>
    <meta:generator>LibreOffice/6.4.7.2$Linux_X86_64 LibreOffice_project/40$Build-2</meta:generator>
    <meta:document-statistic meta:object-count="97"/>
  </office:meta>
</office:document-meta>
</file>